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2.029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Flourish Type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Nutrie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mary Effect</text:p>
          </table:table-cell>
          <table:table-cell office:value-type="string" calcext:value-type="string">
            <text:p>Primary Value</text:p>
          </table:table-cell>
          <table:table-cell office:value-type="string" calcext:value-type="string">
            <text:p>Match With</text:p>
          </table:table-cell>
          <table:table-cell office:value-type="string" calcext:value-type="string">
            <text:p>Match Effect</text:p>
          </table:table-cell>
          <table:table-cell office:value-type="string" calcext:value-type="string">
            <text:p>Match Value</text:p>
          </table:table-cell>
          <table:table-cell office:value-type="string" calcext:value-type="string">
            <text:p>Trash Effect</text:p>
          </table:table-cell>
          <table:table-cell office:value-type="string" calcext:value-type="string">
            <text:p>Trash Value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edling_cheap_sprout.png</text:p>
          </table:table-cell>
        </table:table-row>
        <table:table-row table:style-name="ro1">
          <table:table-cell office:value-type="string" calcext:value-type="string">
            <text:p>Unsettled Growth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dling_unsettled_growth.png</text:p>
          </table:table-cell>
        </table:table-row>
        <table:table-row table:style-name="ro1">
          <table:table-cell office:value-type="string" calcext:value-type="string">
            <text:p>Unearthed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dling_unearthed.png</text:p>
          </table:table-cell>
        </table:table-row>
        <table:table-row table:style-name="ro1">
          <table:table-cell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edling_wiggle_room.png</text:p>
          </table:table-cell>
        </table:table-row>
        <table:table-row table:style-name="ro1">
          <table:table-cell office:value-type="string" calcext:value-type="string">
            <text:p>Root Favo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favor.png</text:p>
          </table:table-cell>
        </table:table-row>
        <table:table-row table:style-name="ro1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awakening.png</text:p>
          </table:table-cell>
        </table:table-row>
        <table:table-row table:style-name="ro1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oot_loot.png</text:p>
          </table:table-cell>
        </table:table-row>
        <table:table-row table:style-name="ro1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cause.png</text:p>
          </table:table-cell>
        </table:table-row>
        <table:table-row table:style-name="ro1">
          <table:table-cell office:value-type="string" calcext:value-type="string">
            <text:p>Root Reserve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reserve.png</text:p>
          </table:table-cell>
        </table:table-row>
        <table:table-row table:style-name="ro1">
          <table:table-cell office:value-type="string" calcext:value-type="string">
            <text:p>Root Reinforced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oot_reinforced.png</text:p>
          </table:table-cell>
        </table:table-row>
        <table:table-row table:style-name="ro1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leaf_me_alone.png</text:p>
          </table:table-cell>
        </table:table-row>
        <table:table-row table:style-name="ro1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branch_out.png</text:p>
          </table:table-cell>
        </table:table-row>
        <table:table-row table:style-name="ro1">
          <table:table-cell office:value-type="string" calcext:value-type="string">
            <text:p>Lend a Limb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lend_a_limb.png</text:p>
          </table:table-cell>
        </table:table-row>
        <table:table-row table:style-name="ro1">
          <table:table-cell office:value-type="string" calcext:value-type="string">
            <text:p>Defiant Shrub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defiant.png</text:p>
          </table:table-cell>
        </table:table-row>
        <table:table-row table:style-name="ro1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canopy_hang_on.png</text:p>
          </table:table-cell>
        </table:table-row>
        <table:table-row table:style-name="ro1">
          <table:table-cell office:value-type="string" calcext:value-type="string">
            <text:p>Bark and Bite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DrawCardDis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Disca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anopy_bark.png</text:p>
          </table:table-cell>
        </table:table-row>
        <table:table-row table:style-name="ro1">
          <table:table-cell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twist_and_shout.png</text:p>
          </table:table-cell>
        </table:table-row>
        <table:table-row table:style-name="ro1">
          <table:table-cell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creeping_cover.png</text:p>
          </table:table-cell>
        </table:table-row>
        <table:table-row table:style-name="ro1">
          <table:table-cell office:value-type="string" calcext:value-type="string">
            <text:p>Vine and Punishment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and_punishment.png</text:p>
          </table:table-cell>
        </table:table-row>
        <table:table-row table:style-name="ro1">
          <table:table-cell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reap.png</text:p>
          </table:table-cell>
        </table:table-row>
        <table:table-row table:style-name="ro1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twist_of_fate.png</text:p>
          </table:table-cell>
        </table:table-row>
        <table:table-row table:style-name="ro1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ine_thief.png</text:p>
          </table:table-cell>
        </table:table-row>
        <table:table-row table:style-name="ro1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vine_rolling.png</text:p>
          </table:table-cell>
        </table:table-row>
        <table:table-row table:style-name="ro1">
          <table:table-cell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ne_barb_and_weave.png</text:p>
          </table:table-cell>
        </table:table-row>
        <table:table-row table:style-name="ro1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power_petal.png</text:p>
          </table:table-cell>
        </table:table-row>
        <table:table-row table:style-name="ro1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oom_petal.png</text:p>
          </table:table-cell>
        </table:table-row>
        <table:table-row table:style-name="ro1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morning_glimmer.png</text:p>
          </table:table-cell>
        </table:table-row>
        <table:table-row table:style-name="ro1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oh_glory.png</text:p>
          </table:table-cell>
        </table:table-row>
        <table:table-row table:style-name="ro1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pick_a_lily.png</text:p>
          </table:table-cell>
        </table:table-row>
        <table:table-row table:style-name="ro1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of_doom.png</text:p>
          </table:table-cell>
        </table:table-row>
        <table:table-row table:style-name="ro1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snapbackdragon.png</text:p>
          </table:table-cell>
        </table:table-row>
        <table:table-row table:style-name="ro1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perennial.png</text:p>
          </table:table-cell>
        </table:table-row>
        <table:table-row table:style-name="ro1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_forget_me_not.png</text:p>
          </table:table-cell>
        </table:table-row>
        <table:table-row table:style-name="ro1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loom_rebloominate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26T16:32:15.071611875</dc:date>
    <meta:editing-duration>PT5M9S</meta:editing-duration>
    <meta:editing-cycles>1</meta:editing-cycles>
    <meta:generator>LibreOffice/6.4.7.2$Linux_X86_64 LibreOffice_project/40$Build-2</meta:generator>
    <meta:document-statistic meta:table-count="1" meta:cell-count="483" meta:object-count="0"/>
  </office:meta>
</office:document-meta>
</file>